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92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1701in"/>
    </style:style>
    <style:style style:name="co5" style:family="table-column">
      <style:table-column-properties fo:break-before="auto" style:column-width="1.152in"/>
    </style:style>
    <style:style style:name="co6" style:family="table-column">
      <style:table-column-properties fo:break-before="auto" style:column-width="1.134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PeaksDN-50ALC</text:p>
          </table:table-cell>
          <table:table-cell office:value-type="string" calcext:value-type="string">
            <text:p>PeaksDN-80ALC</text:p>
          </table:table-cell>
          <table:table-cell office:value-type="string" calcext:value-type="string">
            <text:p>Comet-XCorr2.5-unique</text:p>
          </table:table-cell>
          <table:table-cell office:value-type="string" calcext:value-type="string">
            <text:p>PeptideProp90-unique</text:p>
          </table:table-cell>
          <table:table-cell office:value-type="string" calcext:value-type="string">
            <text:p>PeptideProp95-unique</text:p>
          </table:table-cell>
          <table:table-cell office:value-type="string" calcext:value-type="string">
            <text:p>ProtProp90</text:p>
          </table:table-cell>
          <table:table-cell office:value-type="string" calcext:value-type="string">
            <text:p>ProtProp95</text:p>
          </table:table-cell>
        </table:table-row>
        <table:table-row table:style-name="ro1">
          <table:table-cell office:value-type="string" calcext:value-type="string">
            <text:p>MED2_RAL95_trypsin_1</text:p>
          </table:table-cell>
          <table:table-cell office:value-type="float" office:value="16730" calcext:value-type="float">
            <text:p>16730</text:p>
          </table:table-cell>
          <table:table-cell office:value-type="float" office:value="6745" calcext:value-type="float">
            <text:p>6745</text:p>
          </table:table-cell>
          <table:table-cell office:value-type="float" office:value="11077" calcext:value-type="float">
            <text:p>11077</text:p>
          </table:table-cell>
          <table:table-cell office:value-type="float" office:value="11157" calcext:value-type="float">
            <text:p>11157</text:p>
          </table:table-cell>
          <table:table-cell office:value-type="float" office:value="10767" calcext:value-type="float">
            <text:p>10767</text:p>
          </table:table-cell>
          <table:table-cell office:value-type="float" office:value="1369" calcext:value-type="float">
            <text:p>1369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MED2_RAL95_trypsin_2</text:p>
          </table:table-cell>
          <table:table-cell office:value-type="float" office:value="16458" calcext:value-type="float">
            <text:p>16458</text:p>
          </table:table-cell>
          <table:table-cell office:value-type="float" office:value="6777" calcext:value-type="float">
            <text:p>6777</text:p>
          </table:table-cell>
          <table:table-cell office:value-type="float" office:value="10785" calcext:value-type="float">
            <text:p>10785</text:p>
          </table:table-cell>
          <table:table-cell office:value-type="float" office:value="10904" calcext:value-type="float">
            <text:p>10904</text:p>
          </table:table-cell>
          <table:table-cell office:value-type="float" office:value="10524" calcext:value-type="float">
            <text:p>10524</text:p>
          </table:table-cell>
          <table:table-cell office:value-type="float" office:value="1372" calcext:value-type="float">
            <text:p>1372</text:p>
          </table:table-cell>
          <table:table-cell office:value-type="float" office:value="1366" calcext:value-type="float">
            <text:p>1366</text:p>
          </table:table-cell>
        </table:table-row>
      </table:table>
      <table:table table:name="ptms" table:style-name="ta1">
        <table:shapes>
          <draw:frame draw:z-index="0" draw:style-name="gr1" draw:text-style-name="P1" svg:width="6.3028in" svg:height="3.5469in" svg:x="0.6016in" svg:y="1.698in">
            <draw:object draw:notify-on-update-of-ranges="ptms.A1:ptms.A1 ptms.A2:ptms.A7 ptms.B1:ptms.B1 ptms.B2:ptms.B7 ptms.C1:ptms.C1 ptms.C2:ptms.C7 ptms.D1:ptms.D1 ptms.D2:ptms.D7 ptms.E1:ptms.E1 ptms.E2:ptms.E7 ptms.F1:ptms.F1 ptms.F2:ptms.F7 ptms.G1:ptms.G1 ptms.G2:ptms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column table:style-name="co7" table:number-columns-repeated="7" table:default-cell-style-name="Default"/>
        <table:table-row table:style-name="ro1">
          <table:table-cell/>
          <table:table-cell office:value-type="string" calcext:value-type="string">
            <text:p>c-carb</text:p>
          </table:table-cell>
          <table:table-cell office:value-type="string" calcext:value-type="string">
            <text:p>m-oxid</text:p>
          </table:table-cell>
          <table:table-cell office:value-type="string" calcext:value-type="string">
            <text:p>n-deam</text:p>
          </table:table-cell>
          <table:table-cell office:value-type="string" calcext:value-type="string">
            <text:p>q-deam</text:p>
          </table:table-cell>
          <table:table-cell office:value-type="string" calcext:value-type="string">
            <text:p>k-iron</text:p>
          </table:table-cell>
          <table:table-cell office:value-type="string" calcext:value-type="string">
            <text:p>k-meth</text:p>
          </table:table-cell>
          <table:table-cell office:value-type="string" calcext:value-type="string">
            <text:p>r-meth</text:p>
          </table:table-cell>
        </table:table-row>
        <table:table-row table:style-name="ro1">
          <table:table-cell office:value-type="string" calcext:value-type="string">
            <text:p>MED2_1_PeaksDN-50ALC</text:p>
          </table:table-cell>
          <table:table-cell office:value-type="float" office:value="0.138493723849372" calcext:value-type="float">
            <text:p>0.138493723849372</text:p>
          </table:table-cell>
          <table:table-cell office:value-type="float" office:value="0.122952779438135" calcext:value-type="float">
            <text:p>0.122952779438135</text:p>
          </table:table-cell>
          <table:table-cell office:value-type="float" office:value="0.137238493723849" calcext:value-type="float">
            <text:p>0.137238493723849</text:p>
          </table:table-cell>
          <table:table-cell office:value-type="float" office:value="0.0120143454871488" calcext:value-type="float">
            <text:p>0.012014345487149</text:p>
          </table:table-cell>
          <table:table-cell office:value-type="float" office:value="0.0963538553496712" calcext:value-type="float">
            <text:p>0.096353855349671</text:p>
          </table:table-cell>
          <table:table-cell office:value-type="float" office:value="0.184578601315003" calcext:value-type="float">
            <text:p>0.184578601315003</text:p>
          </table:table-cell>
          <table:table-cell/>
        </table:table-row>
        <table:table-row table:style-name="ro1">
          <table:table-cell office:value-type="string" calcext:value-type="string">
            <text:p>MED2_2_PeaksDN-80ALC</text:p>
          </table:table-cell>
          <table:table-cell office:value-type="float" office:value="0.0799110452186805" calcext:value-type="float">
            <text:p>0.079911045218681</text:p>
          </table:table-cell>
          <table:table-cell office:value-type="float" office:value="0.0770941438102298" calcext:value-type="float">
            <text:p>0.07709414381023</text:p>
          </table:table-cell>
          <table:table-cell office:value-type="float" office:value="0.1587842846553" calcext:value-type="float">
            <text:p>0.1587842846553</text:p>
          </table:table-cell>
          <table:table-cell office:value-type="float" office:value="0.017939214232765" calcext:value-type="float">
            <text:p>0.017939214232765</text:p>
          </table:table-cell>
          <table:table-cell office:value-type="float" office:value="0.0161601186063751" calcext:value-type="float">
            <text:p>0.016160118606375</text:p>
          </table:table-cell>
          <table:table-cell office:value-type="float" office:value="0.093995552260934" calcext:value-type="float">
            <text:p>0.093995552260934</text:p>
          </table:table-cell>
          <table:table-cell/>
        </table:table-row>
        <table:table-row table:style-name="ro1">
          <table:table-cell office:value-type="string" calcext:value-type="string">
            <text:p>MED2_1_PeaksDN-50ALC</text:p>
          </table:table-cell>
          <table:table-cell office:value-type="float" office:value="0.134471653399769" calcext:value-type="float">
            <text:p>0.134471653399769</text:p>
          </table:table-cell>
          <table:table-cell office:value-type="float" office:value="0.127544509934982" calcext:value-type="float">
            <text:p>0.127544509934982</text:p>
          </table:table-cell>
          <table:table-cell office:value-type="float" office:value="0.132587956492678" calcext:value-type="float">
            <text:p>0.132587956492678</text:p>
          </table:table-cell>
          <table:table-cell office:value-type="float" office:value="0.0117275323570517" calcext:value-type="float">
            <text:p>0.011727532357052</text:p>
          </table:table-cell>
          <table:table-cell office:value-type="float" office:value="0.0938810232727715" calcext:value-type="float">
            <text:p>0.093881023272772</text:p>
          </table:table-cell>
          <table:table-cell office:value-type="float" office:value="0.181624840493407" calcext:value-type="float">
            <text:p>0.181624840493407</text:p>
          </table:table-cell>
          <table:table-cell/>
        </table:table-row>
        <table:table-row table:style-name="ro1">
          <table:table-cell office:value-type="string" calcext:value-type="string">
            <text:p>MED2_2_PeaksDN-80ALC</text:p>
          </table:table-cell>
          <table:table-cell office:value-type="float" office:value="0.0807260920897285" calcext:value-type="float">
            <text:p>0.080726092089729</text:p>
          </table:table-cell>
          <table:table-cell office:value-type="float" office:value="0.0739374262101535" calcext:value-type="float">
            <text:p>0.073937426210154</text:p>
          </table:table-cell>
          <table:table-cell office:value-type="float" office:value="0.16086186540732" calcext:value-type="float">
            <text:p>0.16086186540732</text:p>
          </table:table-cell>
          <table:table-cell table:number-columns-repeated="2" office:value-type="float" office:value="0.0193329397874852" calcext:value-type="float">
            <text:p>0.019332939787485</text:p>
          </table:table-cell>
          <table:table-cell office:value-type="float" office:value="0.0889905548996458" calcext:value-type="float">
            <text:p>0.088990554899646</text:p>
          </table:table-cell>
          <table:table-cell/>
        </table:table-row>
        <table:table-row table:style-name="ro1">
          <table:table-cell office:value-type="string" calcext:value-type="string">
            <text:p>MED2_1_Comet-XCorr2.5</text:p>
          </table:table-cell>
          <table:table-cell office:value-type="float" office:value="0.135546334716459" calcext:value-type="float">
            <text:p>0.135546334716459</text:p>
          </table:table-cell>
          <table:table-cell office:value-type="float" office:value="0.0624534524949463" calcext:value-type="float">
            <text:p>0.062453452494946</text:p>
          </table:table-cell>
          <table:table-cell office:value-type="float" office:value="0.111075646345356" calcext:value-type="float">
            <text:p>0.111075646345356</text:p>
          </table:table-cell>
          <table:table-cell office:value-type="float" office:value="0.0591020321310778" calcext:value-type="float">
            <text:p>0.059102032131078</text:p>
          </table:table-cell>
          <table:table-cell office:value-type="float" office:value="0.0504840940525588" calcext:value-type="float">
            <text:p>0.050484094052559</text:p>
          </table:table-cell>
          <table:table-cell office:value-type="float" office:value="0.029364826045324" calcext:value-type="float">
            <text:p>0.029364826045324</text:p>
          </table:table-cell>
          <table:table-cell office:value-type="float" office:value="0.0142568358335993" calcext:value-type="float">
            <text:p>0.014256835833599</text:p>
          </table:table-cell>
        </table:table-row>
        <table:table-row table:style-name="ro1">
          <table:table-cell office:value-type="string" calcext:value-type="string">
            <text:p>MED2_2_Comet-XCorr2.5</text:p>
          </table:table-cell>
          <table:table-cell office:value-type="float" office:value="0.127003967175697" calcext:value-type="float">
            <text:p>0.127003967175697</text:p>
          </table:table-cell>
          <table:table-cell office:value-type="float" office:value="0.0613553611216782" calcext:value-type="float">
            <text:p>0.061355361121678</text:p>
          </table:table-cell>
          <table:table-cell office:value-type="float" office:value="0.108744089995109" calcext:value-type="float">
            <text:p>0.108744089995109</text:p>
          </table:table-cell>
          <table:table-cell office:value-type="float" office:value="0.0559208738655508" calcext:value-type="float">
            <text:p>0.055920873865551</text:p>
          </table:table-cell>
          <table:table-cell office:value-type="float" office:value="0.0453779685886637" calcext:value-type="float">
            <text:p>0.045377968588664</text:p>
          </table:table-cell>
          <table:table-cell office:value-type="float" office:value="0.0301070593989457" calcext:value-type="float">
            <text:p>0.030107059398946</text:p>
          </table:table-cell>
          <table:table-cell office:value-type="float" office:value="0.0109776642573773" calcext:value-type="float">
            <text:p>0.0109776642573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4:50:22.727629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4:36:01.222691143</meta:creation-date>
    <meta:generator>LibreOffice/6.4.5.2$Linux_X86_64 LibreOffice_project/40$Build-2</meta:generator>
    <dc:date>2020-09-17T16:07:33.839784084</dc:date>
    <meta:editing-duration>PT3H17M56S</meta:editing-duration>
    <meta:editing-cycles>7</meta:editing-cycles>
    <meta:document-statistic meta:table-count="2" meta:cell-count="75" meta:object-count="1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cm" svg:height="9.01cm" xlink:href=".." xlink:type="simple" chart:class="chart:bar" chart:style-name="ch1">
        <chart:legend chart:legend-position="end" svg:x="14.117cm" svg:y="2.961cm" style:legend-expansion="high" chart:style-name="ch2"/>
        <chart:plot-area chart:style-name="ch3" table:cell-range-address="ptms.A1:ptms.G7" chart:data-source-has-labels="both" svg:x="0.32cm" svg:y="0.18cm" svg:width="13.477cm" svg:height="8.65cm">
          <chartooo:coordinate-region svg:x="2.378cm" svg:y="0.18cm" svg:width="11.419cm" svg:height="5.021cm"/>
          <chart:axis chart:dimension="x" chart:name="primary-x" chart:style-name="ch4" chartooo:axis-type="auto">
            <chartooo:date-scale/>
            <chart:categories table:cell-range-address="ptms.A2:ptms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ms.B2:ptms.B7" chart:label-cell-address="ptms.B1:ptms.B1" chart:class="chart:bar">
            <chart:data-point chart:repeated="6"/>
          </chart:series>
          <chart:series chart:style-name="ch8" chart:values-cell-range-address="ptms.C2:ptms.C7" chart:label-cell-address="ptms.C1:ptms.C1" chart:class="chart:bar">
            <chart:data-point chart:repeated="6"/>
          </chart:series>
          <chart:series chart:style-name="ch9" chart:values-cell-range-address="ptms.D2:ptms.D7" chart:label-cell-address="ptms.D1:ptms.D1" chart:class="chart:bar">
            <chart:data-point chart:repeated="6"/>
          </chart:series>
          <chart:series chart:style-name="ch10" chart:values-cell-range-address="ptms.E2:ptms.E7" chart:label-cell-address="ptms.E1:ptms.E1" chart:class="chart:bar">
            <chart:data-point chart:repeated="6"/>
          </chart:series>
          <chart:series chart:style-name="ch11" chart:values-cell-range-address="ptms.F2:ptms.F7" chart:label-cell-address="ptms.F1:ptms.F1" chart:class="chart:bar">
            <chart:data-point chart:repeated="6"/>
          </chart:series>
          <chart:series chart:style-name="ch12" chart:values-cell-range-address="ptms.G2:ptms.G7" chart:label-cell-address="ptms.G1:ptms.G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-carb</text:p>
                <draw:g>
                  <svg:desc>ptms.B1:ptms.B1</svg:desc>
                </draw:g>
              </table:table-cell>
              <table:table-cell office:value-type="string">
                <text:p>m-oxid</text:p>
                <draw:g>
                  <svg:desc>ptms.C1:ptms.C1</svg:desc>
                </draw:g>
              </table:table-cell>
              <table:table-cell office:value-type="string">
                <text:p>n-deam</text:p>
                <draw:g>
                  <svg:desc>ptms.D1:ptms.D1</svg:desc>
                </draw:g>
              </table:table-cell>
              <table:table-cell office:value-type="string">
                <text:p>q-deam</text:p>
                <draw:g>
                  <svg:desc>ptms.E1:ptms.E1</svg:desc>
                </draw:g>
              </table:table-cell>
              <table:table-cell office:value-type="string">
                <text:p>k-iron</text:p>
                <draw:g>
                  <svg:desc>ptms.F1:ptms.F1</svg:desc>
                </draw:g>
              </table:table-cell>
              <table:table-cell office:value-type="string">
                <text:p>k-meth</text:p>
                <draw:g>
                  <svg:desc>ptms.G1:ptm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2_1_PeaksDN-50ALC</text:p>
                <draw:g>
                  <svg:desc>ptms.A2:ptms.A7</svg:desc>
                </draw:g>
              </table:table-cell>
              <table:table-cell office:value-type="float" office:value="0.138493723849372">
                <text:p>0.138493723849372</text:p>
                <draw:g>
                  <svg:desc>ptms.B2:ptms.B7</svg:desc>
                </draw:g>
              </table:table-cell>
              <table:table-cell office:value-type="float" office:value="0.122952779438135">
                <text:p>0.122952779438135</text:p>
                <draw:g>
                  <svg:desc>ptms.C2:ptms.C7</svg:desc>
                </draw:g>
              </table:table-cell>
              <table:table-cell office:value-type="float" office:value="0.137238493723849">
                <text:p>0.137238493723849</text:p>
                <draw:g>
                  <svg:desc>ptms.D2:ptms.D7</svg:desc>
                </draw:g>
              </table:table-cell>
              <table:table-cell office:value-type="float" office:value="0.0120143454871488">
                <text:p>0.0120143454871488</text:p>
                <draw:g>
                  <svg:desc>ptms.E2:ptms.E7</svg:desc>
                </draw:g>
              </table:table-cell>
              <table:table-cell office:value-type="float" office:value="0.0963538553496712">
                <text:p>0.0963538553496712</text:p>
                <draw:g>
                  <svg:desc>ptms.F2:ptms.F7</svg:desc>
                </draw:g>
              </table:table-cell>
              <table:table-cell office:value-type="float" office:value="0.184578601315003">
                <text:p>0.184578601315003</text:p>
                <draw:g>
                  <svg:desc>ptms.G2:ptms.G7</svg:desc>
                </draw:g>
              </table:table-cell>
            </table:table-row>
            <table:table-row>
              <table:table-cell office:value-type="string">
                <text:p>MED2_2_PeaksDN-80ALC</text:p>
              </table:table-cell>
              <table:table-cell office:value-type="float" office:value="0.0799110452186805">
                <text:p>0.0799110452186805</text:p>
              </table:table-cell>
              <table:table-cell office:value-type="float" office:value="0.0770941438102298">
                <text:p>0.0770941438102298</text:p>
              </table:table-cell>
              <table:table-cell office:value-type="float" office:value="0.1587842846553">
                <text:p>0.1587842846553</text:p>
              </table:table-cell>
              <table:table-cell office:value-type="float" office:value="0.017939214232765">
                <text:p>0.017939214232765</text:p>
              </table:table-cell>
              <table:table-cell office:value-type="float" office:value="0.0161601186063751">
                <text:p>0.0161601186063751</text:p>
              </table:table-cell>
              <table:table-cell office:value-type="float" office:value="0.093995552260934">
                <text:p>0.093995552260934</text:p>
              </table:table-cell>
            </table:table-row>
            <table:table-row>
              <table:table-cell office:value-type="string">
                <text:p>MED2_1_PeaksDN-50ALC</text:p>
              </table:table-cell>
              <table:table-cell office:value-type="float" office:value="0.134471653399769">
                <text:p>0.134471653399769</text:p>
              </table:table-cell>
              <table:table-cell office:value-type="float" office:value="0.127544509934982">
                <text:p>0.127544509934982</text:p>
              </table:table-cell>
              <table:table-cell office:value-type="float" office:value="0.132587956492678">
                <text:p>0.132587956492678</text:p>
              </table:table-cell>
              <table:table-cell office:value-type="float" office:value="0.0117275323570517">
                <text:p>0.0117275323570517</text:p>
              </table:table-cell>
              <table:table-cell office:value-type="float" office:value="0.0938810232727715">
                <text:p>0.0938810232727715</text:p>
              </table:table-cell>
              <table:table-cell office:value-type="float" office:value="0.181624840493407">
                <text:p>0.181624840493407</text:p>
              </table:table-cell>
            </table:table-row>
            <table:table-row>
              <table:table-cell office:value-type="string">
                <text:p>MED2_2_PeaksDN-80ALC</text:p>
              </table:table-cell>
              <table:table-cell office:value-type="float" office:value="0.0807260920897285">
                <text:p>0.0807260920897285</text:p>
              </table:table-cell>
              <table:table-cell office:value-type="float" office:value="0.0739374262101535">
                <text:p>0.0739374262101535</text:p>
              </table:table-cell>
              <table:table-cell office:value-type="float" office:value="0.16086186540732">
                <text:p>0.16086186540732</text:p>
              </table:table-cell>
              <table:table-cell office:value-type="float" office:value="0.0193329397874852">
                <text:p>0.0193329397874852</text:p>
              </table:table-cell>
              <table:table-cell office:value-type="float" office:value="0.0193329397874852">
                <text:p>0.0193329397874852</text:p>
              </table:table-cell>
              <table:table-cell office:value-type="float" office:value="0.0889905548996458">
                <text:p>0.0889905548996458</text:p>
              </table:table-cell>
            </table:table-row>
            <table:table-row>
              <table:table-cell office:value-type="string">
                <text:p>MED2_1_Comet-XCorr2.5</text:p>
              </table:table-cell>
              <table:table-cell office:value-type="float" office:value="0.135546334716459">
                <text:p>0.135546334716459</text:p>
              </table:table-cell>
              <table:table-cell office:value-type="float" office:value="0.0624534524949463">
                <text:p>0.0624534524949463</text:p>
              </table:table-cell>
              <table:table-cell office:value-type="float" office:value="0.111075646345356">
                <text:p>0.111075646345356</text:p>
              </table:table-cell>
              <table:table-cell office:value-type="float" office:value="0.0591020321310778">
                <text:p>0.0591020321310778</text:p>
              </table:table-cell>
              <table:table-cell office:value-type="float" office:value="0.0504840940525588">
                <text:p>0.0504840940525588</text:p>
              </table:table-cell>
              <table:table-cell office:value-type="float" office:value="0.029364826045324">
                <text:p>0.029364826045324</text:p>
              </table:table-cell>
            </table:table-row>
            <table:table-row>
              <table:table-cell office:value-type="string">
                <text:p>MED2_2_Comet-XCorr2.5</text:p>
              </table:table-cell>
              <table:table-cell office:value-type="float" office:value="0.127003967175697">
                <text:p>0.127003967175697</text:p>
              </table:table-cell>
              <table:table-cell office:value-type="float" office:value="0.0613553611216782">
                <text:p>0.0613553611216782</text:p>
              </table:table-cell>
              <table:table-cell office:value-type="float" office:value="0.108744089995109">
                <text:p>0.108744089995109</text:p>
              </table:table-cell>
              <table:table-cell office:value-type="float" office:value="0.0559208738655508">
                <text:p>0.0559208738655508</text:p>
              </table:table-cell>
              <table:table-cell office:value-type="float" office:value="0.0453779685886637">
                <text:p>0.0453779685886637</text:p>
              </table:table-cell>
              <table:table-cell office:value-type="float" office:value="0.0301070593989457">
                <text:p>0.03010705939894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